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1.526cm" fo:break-before="auto" style:use-optimal-row-height="false"/>
    </style:style>
    <style:style style:name="ro25" style:family="table-row">
      <style:table-row-properties style:row-height="1.369cm" fo:break-before="auto" style:use-optimal-row-height="fals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kod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código, língua, programa</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17">
          <table:table-cell office:value-type="string" calcext:value-type="string">
            <text:p>Italian </text:p>
          </table:table-cell>
          <table:table-cell office:value-type="string" calcext:value-type="string">
            <text:p>Ruby </text:p>
          </table:table-cell>
          <table:table-cell office:value-type="string" calcext:value-type="string">
            <text:p>scripting, linguaggio, codice, programma, Informatica, nome </text:p>
          </table:table-cell>
          <table:table-cell office:value-type="string" calcext:value-type="string">
            <text:p>Curtis Harrington, film, terzo, uomo, Dallas, John Mackenzie, romanzo, Virginia Andrews, album, Tom Fogerty, Kaiser Chiefs, Musica, Letteratura, Cinema, Yours Truly, Angry Mob, inglese, persona, italiano, femminile, Rubina, personaggio, animazione, disney, Lilli, vagabondo, cucciolo, ribelle, serie, animata, Max, ricerca, Valle, Incantata, televisiva, Supernatural, vita, secondo, Jim, regno, Ga'Hoole, letteraria, franchise, Jewelpet, radiofonica, Galactic, Gumshoe, Pokémon, Adventures, manga, procedimento, giudiziario, caso, Silvio Berlusconi, carico, città, Census, Area, Yukon-Koyukuk, Alaska, Contea, Chesterfield, Carolina del Sud, Contea, Chippewa, Wisconsin </text:p>
          </table:table-cell>
          <table:table-cell table:number-columns-repeated="1020"/>
        </table:table-row>
        <table:table-row table:style-name="ro24">
          <table:table-cell office:value-type="string" calcext:value-type="string">
            <text:p>French </text:p>
          </table:table-cell>
          <table:table-cell office:value-type="string" calcext:value-type="string">
            <text:p>Ruby</text:p>
          </table:table-cell>
          <table:table-cell office:value-type="string" calcext:value-type="string">
            <text:p>Informatique, langage, programmation, applications, code</text:p>
          </table:table-cell>
          <table:table-cell office:value-type="string" calcext:value-type="string">
            <text:p>Patronyme, Clayton Ruby, avocat, canadien, Harry Ruby, compositeur, scénariste, américain, Jack Ruby, assassin, Lee Harvey Oswald, John Fitzgerald Kennedy, Karine Ruby, snowboardeuse, française, Lloyd Ruby, pilote, automobile, américain, Marcel Ruby, historien, homme, politique, résistant, français, Pechon de Ruby, pseudonyme, auteur, Vie, généreuse, Mercelots, Gueux, Bohémiens, Pierre Ruby, cycliste, français, Sébastien Ruby, général, brigade, Prénom, Ruby M. Ayres, écrivaine, scénariste, britannique, Ruby Braff, trompettiste, jazz, Ruby Bridges, première, enfant, afro-américaine, école, blanche, Louisiane, Ruby Dee, actrice, américaine, Ruby Dhalla, femme, canadienne, Ruby Keeler, actrice, Ruby Lafayette, américaine, Ruby Mayer, Ruby Myers, Sulochana, indienne, Ruby Wax, Ruby Rubacuori, Karima El Mahroug, prostituée, marocaine, Silvio Berlusconi, courant, origine, scandale, Rubygate, pornographique, coloriste, dessinée, Toponyme, Alaska, ville, chaîne Ruby, montagnes, Grand Bassin, nevada, Musique, groupe, Lesley Rankine, chanson, Kaiser Chiefs, Ruby Tuesday, Rolling Stones, album, duo, Sirsy, Cinéma, film, Curtis Harrington, Piper Laurie, Stuart Whitman, John Mackenzie, Danny Aiello, Sherilyn Fenn, Ruby-Spears Productions, société, production, spécialisée, animation, Supernatural, télévisée, série, personnage, Divers, annotation, Asie, pistolet, espagnol, firme, Llama, belge, arme, Première, Guerre, mondiale, Ruby Princess, navire, croisière, ruby cabernet, cépage, noirs, bateau, l'île, Saint-Jean, </text:p>
          </table:table-cell>
          <table:table-cell table:number-columns-repeated="1020"/>
        </table:table-row>
        <table:table-row table:style-name="ro25">
          <table:table-cell office:value-type="string" calcext:value-type="string">
            <text:p>Spanish</text:p>
          </table:table-cell>
          <table:table-cell office:value-type="string" calcext:value-type="string">
            <text:p>Ruby</text:p>
          </table:table-cell>
          <table:table-cell office:value-type="string" calcext:value-type="string">
            <text:p>código, programa, idioma </text:p>
          </table:table-cell>
          <table:table-cell office:value-type="string" calcext:value-type="string">
            <text:p>piedra, preciosa, chino, japonés, Localizaciones, Alaska, arizona, Carolina del Sur, Mountain, Columbia Británica, Canadá, Nevada, Mountains, Dome, Valley, Nevada, Ridge, Idaho, Canyon, Colorado-Utah, Falls, Lookout Mountain, Tennessee, Beach, Washington, Música, cantante, nombre, artístico, rumana, dance, Ana Claudia Grigore, banda, álbum, Sirsy, canción, Kaiser Chiefs, Yours Truly, Angry Mob, película, Ruby Gentry, Ray Charles, Kristin Hersh, QueenAdreena, Records, discográfica, Cine, horror, supernatural, sobre, Jack Ruby </text:p>
          </table:table-cell>
          <table:table-cell table:number-columns-repeated="1020"/>
        </table:table-row>
        <table:table-row table:style-name="ro26">
          <table:table-cell office:value-type="string" calcext:value-type="string">
            <text:p>Portoguese</text:p>
          </table:table-cell>
          <table:table-cell office:value-type="string" calcext:value-type="string">
            <text:p>Ruby</text:p>
          </table:table-cell>
          <table:table-cell office:value-type="string" calcext:value-type="string">
            <text:p>código, programa, linguagem, computadores </text:p>
          </table:table-cell>
          <table:table-cell office:value-type="string" calcext:value-type="string">
            <text:p>Pessoas, Jack Ruby, homem, matou, Lee Harvey Oswald, assassinato, presidente, americano, John F. Kennedy, cantor, pop, egípcio, atriz, pornográfica, estadunidense, Ruby Dee, Localidades, Alasca, Carolina do Sul, Rubygate, Caracteres, tipografia, ideográficas, Pokémon Ruby, jogo, vídeo, game, single, banda, Kaiser Chiefs, canção, programa, televisão, britânico, personagem, série, Supernatural </text:p>
          </table:table-cell>
          <table:table-cell table:number-columns-repeated="1020"/>
        </table:table-row>
        <table:table-row table:style-name="ro27">
          <table:table-cell office:value-type="string" calcext:value-type="string">
            <text:p>Swedish</text:p>
          </table:table-cell>
          <table:table-cell office:value-type="string" calcext:value-type="string">
            <text:p>Ruby</text:p>
          </table:table-cell>
          <table:table-cell office:value-type="string" calcext:value-type="string">
            <text:p>objektorienterat, programspråk, datorspel, kod</text:p>
          </table:table-cell>
          <table:table-cell office:value-type="string" calcext:value-type="string">
            <text:p>typografi, kinesiska, japanska, portvin, färgteckning, hund, Cavalier King Charles Spaniel, Personer, personnamn, engelskspråkiga, vanligt, länder, sångare, egyptisk, skådespelare, Ruby Dandridge, Ruby Dee, Ruby Lin, taiwanesisk, Ruby Rose, Australian, Ruby Murray, Ruby Walsh, irländsk, jockey, Ruby Wax, komiker, Jack Ruby, Lee Harvey Oswalds, mördare, Geografi, Alaska, Yukonfloden, stad, vid, Arizona, Mountain, stratovulkan, British, Columbia, Kanada, Mountains, bergskedja, Nevada, USA, högsta, Rolling Stones, Ruby Tuesday, dome, Pokémon Ruby, musik, spel, serien </text:p>
          </table:table-cell>
          <table:table-cell table:number-columns-repeated="1020"/>
        </table:table-row>
        <table:table-row table:style-name="ro28">
          <table:table-cell office:value-type="string" calcext:value-type="string">
            <text:p>Dutch</text:p>
          </table:table-cell>
          <table:table-cell office:value-type="string" calcext:value-type="string">
            <text:p>Ruby</text:p>
          </table:table-cell>
          <table:table-cell office:value-type="string" calcext:value-type="string">
            <text:p>programmeertaal, code, taal </text:p>
          </table:table-cell>
          <table:table-cell office:value-type="string" calcext:value-type="string">
            <text:p>films, plaatsen, Verenigde Staten, Alaska, South Carolina, Ruby Rubacuori, hoofdrolspeelster, Rubygate, schandaal, Italiaanse, politicus, Silvio Berlusconi, Jack Ruby, Lee Harvey Oswald, moordenaar, John F. Kennedy, doodschoot, Ruby Wax, Engelse, comédienne, automerk, Levallois-Perret, Kaiser Chiefs, single, Britse, rockband, pistool </text:p>
          </table:table-cell>
          <table:table-cell table:number-columns-repeated="1020"/>
        </table:table-row>
        <table:table-row table:style-name="ro6">
          <table:table-cell office:value-type="string" calcext:value-type="string">
            <text:p>English</text:p>
          </table:table-cell>
          <table:table-cell office:value-type="string" calcext:value-type="string">
            <text:p>Perl</text:p>
          </table:table-cell>
          <table:table-cell table:number-columns-repeated="1022"/>
        </table:table-row>
        <table:table-row table:style-name="ro6" table:number-rows-repeated="1048519">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22:58:15.31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6-01T01:25:53.656000000</dc:date>
    <meta:editing-duration>PT1H16M13S</meta:editing-duration>
    <meta:editing-cycles>11</meta:editing-cycles>
    <meta:generator>LibreOffice/4.3.4.1$Windows_x86 LibreOffice_project/bc356b2f991740509f321d70e4512a6a54c5f243</meta:generator>
    <meta:document-statistic meta:table-count="1" meta:cell-count="212" meta:object-count="0"/>
  </office:meta>
</office:document-meta>
</file>